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 manifest:full-path="Pictures/200000AB0000BC000000ABC6B0791D51.wmf"/>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4" style:family="table-cell">
      <style:table-cell-properties style:vertical-align="middle" fo:padding-left="0.191cm" fo:padding-right="0.191cm" fo:padding-top="0cm" fo:padding-bottom="0cm" fo:border-left="0.035cm solid #000000" fo:border-right="none" fo:border-top="0.018cm solid #000000" fo:border-bottom="0.035cm solid #000000" style:writing-mode="lr-tb"/>
    </style:style>
    <style:style style:name="Table4.B4" style:family="table-cell">
      <style:table-cell-properties style:vertical-align="middle"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Command">
      <style:paragraph-properties fo:margin-left="0.75cm" fo:margin-right="0.007cm" fo:text-indent="0cm" style:auto-text-indent="false"/>
    </style:style>
    <style:style style:name="P15" style:family="paragraph" style:parent-style-name="ConfigFile">
      <style:paragraph-properties fo:margin-left="0.75cm" fo:margin-right="0.007cm" fo:text-indent="0cm" style:auto-text-indent="false"/>
    </style:style>
    <style:style style:name="P16" style:family="paragraph" style:parent-style-name="Caption">
      <style:paragraph-properties fo:text-align="center" style:justify-single-word="false" fo:keep-with-next="always"/>
    </style:style>
    <style:style style:name="P17" style:family="paragraph" style:parent-style-name="Caption">
      <style:paragraph-properties fo:margin-left="2.251cm" fo:margin-right="1.007cm" fo:text-indent="-1.499cm" style:auto-text-indent="false" fo:keep-with-next="always"/>
    </style:style>
    <style:style style:name="P18" style:family="paragraph" style:parent-style-name="Caption">
      <style:paragraph-properties fo:margin-left="5.752cm" fo:margin-right="4.008cm" fo:text-align="start" style:justify-single-word="false" fo:text-indent="-1.752cm" style:auto-text-indent="false"/>
    </style:style>
    <style:style style:name="P19"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20" style:family="paragraph" style:parent-style-name="Standard">
      <style:paragraph-properties fo:margin-left="0cm" fo:margin-right="0.007cm" fo:text-indent="0cm" style:auto-text-indent="false"/>
    </style:style>
    <style:style style:name="P21" style:family="paragraph" style:parent-style-name="SourceCode">
      <style:paragraph-properties fo:margin-left="0.762cm" fo:margin-right="-0.002cm" fo:text-indent="0cm" style:auto-text-indent="fals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abletext">
      <style:paragraph-properties style:snap-to-layout-grid="false"/>
      <style:text-properties fo:language="en" fo:country="GB"/>
    </style:style>
    <style:style style:name="P25" style:family="paragraph" style:parent-style-name="Standard" style:list-style-name="L1"/>
    <style:style style:name="P26" style:family="paragraph" style:parent-style-name="Standard" style:list-style-name="L2"/>
    <style:style style:name="P27" style:family="paragraph" style:parent-style-name="Header">
      <style:paragraph-properties>
        <style:tab-stops/>
      </style:paragraph-properties>
      <style:text-properties fo:font-size="11pt" style:font-size-asian="11pt"/>
    </style:style>
    <style:style style:name="P28" style:family="paragraph" style:parent-style-name="Heading_20_1">
      <style:paragraph-properties fo:break-before="page"/>
    </style:style>
    <style:style style:name="P29" style:family="paragraph" style:parent-style-name="Title" style:master-page-name="First_20_Page">
      <style:paragraph-properties fo:text-align="end" style:justify-single-word="false" style:page-number="auto"/>
    </style:style>
    <style:style style:name="P3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font-weight="normal" style:font-weight-asian="normal" style:font-weight-complex="bold"/>
    </style:style>
    <style:style style:name="T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Git repository</text:title></text:p>
      <text:p text:style-name="P13"/>
      <text:p text:style-name="P13"><text:span text:style-name="T2">Version </text:span><text:span text:style-name="T2"><text:user-defined style:data-style-name="N0" text:name="Version Number">1.0</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D1" office:value-type="string">
            <text:p text:style-name="P22">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3">Marko Brcic</text:p>
          </table:table-cell>
        </table:table-row>
        <table:table-row table:style-name="Table1.1">
          <table:table-cell table:style-name="Table1.A1" office:value-type="string">
            <text:p text:style-name="P24"/>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3"/>
          </table:table-cell>
        </table:table-row>
      </table:table>
      <text:p text:style-name="Standard"/>
      <text:h text:style-name="P28"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7173739815963228311"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p>
        </text:list-item>
      </text:list>
      <text:p text:style-name="Standard"/>
      <text:h text:style-name="Heading_20_2" text:outline-level="2">Intended Audience</text:h>
      <text:p text:style-name="Standard">The intended audience are team members.</text:p>
      <text:list xml:id="list8012227357700088656" text:style-name="L2">
        <text:list-item>
          <text:p text:style-name="P26">Andrea Bottoli</text:p>
        </text:list-item>
        <text:list-item>
          <text:p text:style-name="P26">Dzana Kujan</text:p>
        </text:list-item>
        <text:list-item>
          <text:p text:style-name="P26">Lorenzo Pagliari</text:p>
        </text:list-item>
        <text:list-item>
          <text:p text:style-name="P26">Nikola Radisavljevic</text:p>
        </text:list-item>
        <text:list-item>
          <text:p text:style-name="P26">Jörn Tillmanns</text:p>
        </text:list-item>
        <text:list-item>
          <text:p text:style-name="P26">Fifo Miraldi</text:p>
        </text:list-item>
        <text:list-item>
          <text:p text:style-name="P26">Marko Brcic</text:p>
        </text:list-item>
        <text:list-item>
          <text:p text:style-name="P26">Elisabetta di Nitto</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4"/></text:span></text:p>
          </table:table-cell>
          <table:table-cell table:style-name="Table3.B2" office:value-type="string">
            <text:p text:style-name="P2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8" text:outline-level="1"><text:s/>Samples</text:h>
      <text:p text:style-name="Standard"/>
      <text:p text:style-name="Standard">Style for code samples – “SourceCode”</text:p>
      <text:p text:style-name="Standard"/>
      <text:p text:style-name="P21">0 <text:s text:c="8"/>1 <text:s text:c="8"/>2 <text:s text:c="8"/>3 <text:s text:c="8"/>4 <text:s text:c="8"/>5 <text:s text:c="8"/>6 <text:s text:c="8"/>7</text:p>
      <text:p text:style-name="P21">01234567890123456789012345678901234567890123456789012345678901234567890123456789</text:p>
      <text:p text:style-name="P21"/>
      <text:p text:style-name="P21">class CBitmapItem : public CBasicItem</text:p>
      <text:p text:style-name="P21">{</text:p>
      <text:p text:style-name="P21">public:</text:p>
      <text:p text:style-name="P21"/>
      <text:p text:style-name="P21"><text:tab/>CBitmapItem();</text:p>
      <text:p text:style-name="P21"><text:tab/>~CBitmapItem();</text:p>
      <text:p text:style-name="P21"/>
      <text:p text:style-name="P21">protected:as</text:p>
      <text:p text:style-name="P21"><text:tab/>int m_iOriginalWidth;</text:p>
      <text:p text:style-name="P21"><text:tab/>int m_iOriginalHeight;</text:p>
      <text:p text:style-name="P21"><text:tab/>BOOL m_bLoaded;</text:p>
      <text:p text:style-name="P21"><text:tab/>CBitmap* m_pBitmap;</text:p>
      <text:p text:style-name="P21"/>
      <text:p text:style-name="P21"><text:tab/>DECLARE_SERIAL (CBitmapItem)</text:p>
      <text:p text:style-name="P21">private:</text:p>
      <text:p text:style-name="P21"><text:tab/>CString m_sText;</text:p>
      <text:p text:style-name="P21"/>
      <text:p text:style-name="P21">public:</text:p>
      <text:p text:style-name="P21">//<text:tab/>int m_iObjectType;</text:p>
      <text:p text:style-name="P21"><text:tab/>int GetBitmapOriginalHeight();</text:p>
      <text:p text:style-name="P21"><text:tab/>int GetBitmapOriginalWidth();</text:p>
      <text:p text:style-name="Standard"/>
      <text:p text:style-name="Standard">Style for command sample – “Command”</text:p>
      <text:p text:style-name="P14">tar –xvt sources.tar ./sources/source/</text:p>
      <text:p text:style-name="Standard"/>
      <text:p text:style-name="Standard">Style for configuration files – “ConfigFile”</text:p>
      <text:p text:style-name="P15">[transfer]</text:p>
      <text:p text:style-name="P15">count=1</text:p>
      <text:p text:style-name="P15">Title0=Paradigm Plus 3.5</text:p>
      <text:p text:style-name="P15">WorkingDir0=C:\PP35</text:p>
      <text:p text:style-name="P15">Path0=C:\PP35\Bin\Paradigm.exe</text:p>
      <text:p text:style-name="P15">Params0= </text:p>
      <text:p text:style-name="Standard"/>
      <text:p text:style-name="Standard">Style for output – “Output”</text:p>
      <text:p text:style-name="Output">Fd</text:p>
      <text:p text:style-name="Output">Df</text:p>
      <text:p text:style-name="Output">Dffd</text:p>
      <text:p text:style-name="Output">Df</text:p>
      <text:p text:style-name="Output">Df</text:p>
      <text:p text:style-name="Output">Df</text:p>
      <text:p text:style-name="Output">Fd</text:p>
      <text:p text:style-name="Standard"/>
      <text:p text:style-name="Standard">Style for file names – “FileNames” (just select file name and choose this style)</text:p>
      <text:p text:style-name="Standard">Open <text:span text:style-name="FileNames">Netscape.ini </text:span>file.</text:p>
      <text:p text:style-name="Standard"/>
      <text:p text:style-name="Standard">Style for acronyms – “Acronyms” (just select acronym and choose this style)</text:p>
      <text:p text:style-name="Standard">Acronym <text:span text:style-name="Acronyms">ABB</text:span> is standard form for acronym.</text:p>
      <text:p text:style-name="Standard">Table definitions:</text:p>
      <text:p text:style-name="P20"/>
      <table:table table:name="Table4" table:style-name="Table4">
        <table:table-column table:style-name="Table4.A"/>
        <table:table-column table:style-name="Table4.B"/>
        <table:table-row table:style-name="Table4.1">
          <table:table-cell table:style-name="Table4.A1" office:value-type="string">
            <text:p text:style-name="P7">Acronym</text:p>
          </table:table-cell>
          <table:table-cell table:style-name="Table4.B1" office:value-type="string">
            <text:p text:style-name="P7">Definitions</text:p>
          </table:table-cell>
        </table:table-row>
        <text:soft-page-break/>
        <table:table-row table:style-name="Table4.1">
          <table:table-cell table:style-name="Table4.A2" office:value-type="string">
            <text:p text:style-name="Standard"><text:span text:style-name="Acronyms"><text:span text:style-name="T5">First column</text:span></text:span></text:p>
          </table:table-cell>
          <table:table-cell table:style-name="Table4.B2" office:value-type="string">
            <text:p text:style-name="Standard">Description for first column.</text:p>
          </table:table-cell>
        </table:table-row>
        <table:table-row table:style-name="Table4.1">
          <table:table-cell table:style-name="Table4.A2" office:value-type="string">
            <text:p text:style-name="Standard">Second column</text:p>
          </table:table-cell>
          <table:table-cell table:style-name="Table4.B2" office:value-type="string">
            <text:p text:style-name="Standard">Description for second column.</text:p>
          </table:table-cell>
        </table:table-row>
        <table:table-row table:style-name="Table4.1">
          <table:table-cell table:style-name="Table4.A4" office:value-type="string">
            <text:p text:style-name="Standard">Third column</text:p>
          </table:table-cell>
          <table:table-cell table:style-name="Table4.B4" office:value-type="string">
            <text:p text:style-name="Standard">Description for third column.</text:p>
            <text:p text:style-name="Standard"/>
          </table:table-cell>
        </table:table-row>
      </table:table>
      <text:p text:style-name="P17">Table <text:sequence text:ref-name="refTable0" text:name="Table" text:formula="ooow:Table+1" style:num-format="1">1</text:sequence>.<text:tab/>Caption for table. Style is “Caption”. Use menu Insert – Caption. Left indent is 0,75 cm from left margin.</text:p>
      <text:p text:style-name="P16"><draw:frame draw:style-name="fr2" draw:name="graphics1" text:anchor-type="as-char" svg:width="7.624cm" svg:height="6.966cm" draw:z-index="0"><draw:image xlink:href="Pictures/200000AB0000BC000000ABC6B0791D51.wmf" xlink:type="simple" xlink:show="embed" xlink:actuate="onLoad"/></draw:frame></text:p>
      <text:p text:style-name="P18">Figure <text:sequence text:ref-name="refFigure0" text:name="Figure" text:formula="ooow:Figure+1" style:num-format="1">1</text:sequence>.<text:tab/>Caption is centered, style is “Caption”. Select picture and use Insert – Caption.</text:p>
      <text:h text:style-name="P28"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aption for table. Style is “Caption”. Use menu Insert – Caption. Left indent is 0,75 cm from left margin.<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0</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0-24</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čić</dc:creator>
    <dc:date>2013-10-24T03:56:17.24</dc:date>
    <meta:print-date>2000-10-31T09:28:00</meta:print-date>
    <meta:editing-cycles>18</meta:editing-cycles>
    <meta:editing-duration>PT3H8M</meta:editing-duration>
    <meta:generator>OpenOffice/4.0.1$Win32 OpenOffice.org_project/401m5$Build-9714</meta:generator>
    <meta:document-statistic meta:table-count="6" meta:image-count="4" meta:object-count="0" meta:page-count="6" meta:paragraph-count="102" meta:word-count="402" meta:character-count="2778"/>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